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729FC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="thin solid #000000" style:vertical-align="middle" fo:background-color="#5B9BD5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59" table:default-cell-style-name="ce1"/>
        <table:table-column table:style-name="co4" table:number-columns-repeated="16320" table:default-cell-style-name="ce1"/>
        <table:table-row table:style-name="ro1">
          <table:table-cell office:value-type="string" table:number-columns-spanned="5" table:number-rows-spanned="1" table:style-name="ce21">
            <text:p>Licenciatura em Engenharia Eletrotécnica e de Computadore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22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9" table:style-name="ce1"/>
        </table:table-row>
        <table:table-row table:style-name="ro4"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9" table:style-name="ce1"/>
        </table:table-row>
        <table:table-row table:style-name="ro3">
          <table:table-cell office:value-type="string" table:number-columns-spanned="3" table:number-rows-spanned="1" table:style-name="ce23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6]*([.$E6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7]*([.$E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D8]*([.$E8]/[.$E$53])" table:style-name="ce1">
            <text:p>0.58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9]*([.$E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0]*([.$E10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D11]*([.$E11]/[.$E$53])" table:style-name="ce1">
            <text:p>0.122222222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12]*([.$E12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13]*([.$E13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14]*([.$E14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15]*([.$E15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6]*([.$E1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17]*([.$E1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18]*([.$E18]/[.$E$53])" table:style-name="ce1">
            <text:p>0.44444444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D19]*([.$E19]/[.$E$53])" table:style-name="ce1">
            <text:p>0.305555556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20]*([.$E20]/[.$E$53])" table:style-name="ce1">
            <text:p>0.444444444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21]*([.$E2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22]*([.$E22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23]*([.$E23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24]*([.$E24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D25]*([.$E25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26]*([.$E2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7]*([.$E27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8]*([.$E28]/[.$E$53])" table:style-name="ce1">
            <text:p>0.4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29]*([.$E2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0]*([.$E30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1]*([.$E3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D32]*([.$E32]/[.$E$53])" table:style-name="ce1">
            <text:p>0.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33]*([.$E33]/[.$E$53])" table:style-name="ce1">
            <text:p>0.5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D34]*([.$E34]/[.$E$53])" table:style-name="ce1">
            <text:p>0.4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35]*([.$E35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oria dos Sistemas <text:s/>(6)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D36]*([.$E36]/[.$E$53])" table:style-name="ce1">
            <text:p>0.566666667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37]*([.$E3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8]*([.$E38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9]*([.$E3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0]*([.$E40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Electrónica de Potência <text:s/>(6)</text:p>
          </table:table-cell>
          <table:covered-table-cell table:number-columns-repeated="2"/>
          <table:table-cell office:value-type="float" office:value="14" table:style-name="ce18">
            <text:p>14</text:p>
          </table:table-cell>
          <table:table-cell office:value-type="float" office:value="6" table:style-name="ce26">
            <text:p>6</text:p>
          </table:table-cell>
          <table:table-cell office:value-type="float" office:value="0.46666666666666667" table:formula="of:=[.$D41]*([.$E41]/[.$E$53])" table:style-name="ce1">
            <text:p>0.4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Laboratório de Sistemas <text:s/>(6)</text:p>
          </table:table-cell>
          <table:covered-table-cell table:number-columns-repeated="2"/>
          <table:table-cell office:value-type="float" office:value="15" table:style-name="ce18">
            <text:p>15</text:p>
          </table:table-cell>
          <table:table-cell office:value-type="float" office:value="6" table:style-name="ce26">
            <text:p>6</text:p>
          </table:table-cell>
          <table:table-cell office:value-type="float" office:value="0.5" table:formula="of:=[.$D42]*([.$E42]/[.$E$53])" table:style-name="ce1">
            <text:p>0.5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3]*([.$E43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4]*([.$E44]/[.$E$53])" table:style-name="ce1">
            <text:p>0.3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45]*([.$E45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46]*([.$E46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47]*([.$E4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Projeto / Estágio <text:s/>(12)</text:p>
          </table:table-cell>
          <table:covered-table-cell table:number-columns-repeated="2"/>
          <table:table-cell office:value-type="float" office:value="14" table:style-name="ce18">
            <text:p>14</text:p>
          </table:table-cell>
          <table:table-cell office:value-type="float" office:value="12" table:style-name="ce26">
            <text:p>12</text:p>
          </table:table-cell>
          <table:table-cell office:value-type="float" office:value="0.93333333333333335" table:formula="of:=[.$D48]*([.$E48]/[.$E$53])" table:style-name="ce1">
            <text:p>0.9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49]*([.$E4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50]*([.$E50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5" table:number-rows-spanned="1" table:style-name="ce25">
            <text:p>OPTATIVAS - ESCOLHER UMA:</text:p>
          </table:table-cell>
          <table:covered-table-cell table:number-columns-repeated="4"/>
          <table:table-cell office:value-type="float" office:value="0" table:formula="of:=[.$D51]*([.$E5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52]*([.$E52]/[.$E$53])" table:style-name="ce1">
            <text:p>0.5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Nota / ECTS (Actual)</text:p>
          </table:table-cell>
          <table:table-cell table:style-name="ce19"/>
          <table:table-cell office:value-type="float" office:value="180" table:formula="of:=2*COUNTIF([.E6:.E52];2)+5*COUNTIF([.E6:.E52];5)+6*COUNTIF([.E6:.E52];6)+12*COUNTIF([.E6:.E52];12)+7*COUNTIF([.E6:.E52];7)" table:style-name="ce1">
            <text:p>180</text:p>
          </table:table-cell>
          <table:table-cell office:value-type="float" office:value="12.788888888888893" table:formula="of:=SUM([.F6:.F52])" table:style-name="ce1">
            <text:p>12.78888889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0">
            <text:p>Média atual: 12.56 (156 ECTS)</text:p>
          </table:table-cell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Garantido tirar 12 nota final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Só apartir de 12 nas três que faltam tiro nota final 13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Podia ser melhor.</text:p>
          </table:table-cell>
          <table:table-cell table:number-columns-repeated="16381" table:style-name="ce1"/>
        </table:table-row>
        <table:table-row table:number-rows-repeated="104851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sergio santos</meta:initial-creator>
    <dc:creator>sergio santos</dc:creator>
    <meta:creation-date>2019-09-16T11:35:27Z</meta:creation-date>
    <dc:date>2021-01-26T23:07:11Z</dc:date>
    <meta:editing-cycles>54</meta:editing-cycles>
    <meta:editing-duration>PT5095S</meta:editing-duration>
  </office:meta>
</office:document-meta>
</file>